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BE00001128826BA1D3.svm"/>
  <manifest:file-entry manifest:media-type="" manifest:full-path="Pictures/2000000700006A4A000036A1D929B3AC.svm"/>
  <manifest:file-entry manifest:media-type="" manifest:full-path="Pictures/2000000700006956000038DAF9C7E5BE.svm"/>
  <manifest:file-entry manifest:media-type="" manifest:full-path="Pictures/2000000700006956000038DAF6DA8A28.svm"/>
  <manifest:file-entry manifest:media-type="" manifest:full-path="Pictures/2000000700006956000038DAC7D93155.svm"/>
  <manifest:file-entry manifest:media-type="" manifest:full-path="Pictures/2000000700003D6800000D22B4BDBD03.svm"/>
  <manifest:file-entry manifest:media-type="" manifest:full-path="Pictures/2000000700006956000038DA14579EBE.svm"/>
  <manifest:file-entry manifest:media-type="" manifest:full-path="Pictures/2000000700003A8C00000FACB681811A.svm"/>
  <manifest:file-entry manifest:media-type="" manifest:full-path="Pictures/200000070000145500000D3D0A8EEF93.svm"/>
  <manifest:file-entry manifest:media-type="" manifest:full-path="Pictures/2000000700006A4A000036A10689B759.svm"/>
  <manifest:file-entry manifest:media-type="" manifest:full-path="Pictures/2000000700001A79000010858426313D.svm"/>
  <manifest:file-entry manifest:media-type="" manifest:full-path="Pictures/2000000700006A4A000036A1C58995EA.svm"/>
  <manifest:file-entry manifest:media-type="" manifest:full-path="Pictures/200000070000490D000019337698853D.svm"/>
  <manifest:file-entry manifest:media-type="" manifest:full-path="Pictures/2000000700006956000038DAD094D49C.svm"/>
  <manifest:file-entry manifest:media-type="" manifest:full-path="Pictures/200000070000556F000051183B1CC0E0.svm"/>
  <manifest:file-entry manifest:media-type="" manifest:full-path="Pictures/200000070000442E000019A02B905B2E.svm"/>
  <manifest:file-entry manifest:media-type="" manifest:full-path="Pictures/2000000700001D8A0000160632CA409D.svm"/>
  <manifest:file-entry manifest:media-type="" manifest:full-path="Pictures/2000000700006A4A000037957B5E5C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6"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7">
      <style:text-properties style:text-underline-style="solid" style:text-underline-width="auto" style:text-underline-color="font-color"/>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text-properties fo:font-weight="normal" style:font-weight-asian="normal" style:font-weight-complex="normal"/>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5">STWSIM</text:p>
      <text:p text:style-name="P16">voor ontwikkelaars</text:p>
      <text:p text:style-name="P10"/>
      <text:p text:style-name="P10">Door Daan Goedkoop</text:p>
      <text:p text:style-name="P10"/>
      <text:p text:style-name="P10"><draw:frame draw:style-name="fr1" draw:name="Afbeeldingen31" text:anchor-type="as-char" svg:width="15.065cm" svg:height="14.3cm" draw:z-index="14"><draw:image xlink:href="Pictures/200000070000556F000051183B1CC0E0.svm" xlink:type="simple" xlink:show="embed" xlink:actuate="onLoad"/></draw:frame></text:p>
      <text:p text:style-name="P10"/>
      <text:p text:style-name="P10">Geldig voor de versies:</text:p>
      <text:p text:style-name="P10">0.2.0.31</text:p>
      <text:p text:style-name="P10"/>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32">1 Simulatie opbouwen: fysieke infrastructuur<text:tab/>3</text:p>
          <text:p text:style-name="P33">1.1 Het bouwen van de infrastructuur<text:tab/>3</text:p>
          <text:p text:style-name="P33">1.2 Het opstellen van een materieelbestand<text:tab/>7</text:p>
          <text:p text:style-name="P32">2 Simulatie opbouwen: StwSimEdit<text:tab/>8</text:p>
          <text:p text:style-name="P33">2.1 Inleidend werk<text:tab/>8</text:p>
          <text:p text:style-name="P33">2.2 Wat meer informatie over wissels<text:tab/>9</text:p>
          <text:p text:style-name="P33">2.3 Panelen aanmaken<text:tab/>9</text:p>
          <text:p text:style-name="P33">2.4 Panelen tekenen<text:tab/>10</text:p>
          <text:p text:style-name="P33">2.5 Rijwegen maken<text:tab/>12</text:p>
          <text:p text:style-name="P33">2.6 Opslaan e.d.<text:tab/>15</text:p>
          <text:p text:style-name="P32">3 Scenario's<text:tab/>16</text:p>
          <text:p text:style-name="P32">4 Technische informatie<text:tab/>17</text:p>
          <text:p text:style-name="P33">4.1 Opbouw van StwSim<text:tab/>17</text:p>
          <text:p text:style-name="P33">4.2 Communicatie server-client<text:tab/>17</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 Een laag streepje ('_') kan wel.</text:span></text:p>
      <text:p text:style-name="P1">Let op!<text:span text:style-name="T5"> De data wordt niet geïnterpreteerd door de editor maar pas in de simulator zelf. Als er fouten in de data zitten wordt op dat moment een foutmelding gegeven.</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34239287" text:style-name="L1">
        <text:list-item>
          <text:p text:style-name="P18">De naam van de simulatie, en</text:p>
        </text:list-item>
        <text:list-item>
          <text:p text:style-name="P18">Het versienummer van de simulatie.</text:p>
        </text:list-item>
      </text:list>
      <text:p text:style-name="Heading_20_3">Saai recht stuk spoor</text:p>
      <text:p text:style-name="Text_20_body">Het simpelste element is een spoor:</text:p>
      <text:p text:style-name="Text_20_body">r<text:tab/>389<text:tab/>300<text:tab/>40<text:tab/>j</text:p>
      <text:p text:style-name="Text_20_body">r<text:tab/><text:span text:style-name="T4">(R)ail</text:span></text:p>
      <text:p text:style-name="P2">389<text:tab/><text:span text:style-name="T4">Nummer</text:span></text:p>
      <text:p text:style-name="P2"><text:span text:style-name="T5">300<text:tab/></text:span><text:span text:style-name="T4">Lengte</text:span><text:span text:style-name="T5"> in meters</text:span></text:p>
      <text:p text:style-name="P2"><text:span text:style-name="T5">40<text:tab/></text:span><text:span text:style-name="T4">Maximumsnelheid</text:span></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oft-page-break/><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12"><draw:image xlink:href="Pictures/200000070000145500000D3D0A8EEF93.svm"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13"><draw:image xlink:href="Pictures/2000000700003D6800000D22B4BDBD03.svm"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Text_20_body">Dit werkt niet indien rechtdoor in beide standen een hogere toegestane snelheid heeft dan afbuigend. Dan moet een ingewikkelde constructie met vier wissels worden gemaakt.</text:p>
      <text:p text:style-name="Heading_20_3">Kruisingen</text:p>
      <text:p text:style-name="P6">Voor het maken van kruisingen is wel een speciale voorziening aanwezig. Een kruising wordt als volgt gebouwd:</text:p>
      <text:p text:style-name="P6">x<text:tab/>522<text:tab/>e<text:tab/>523<text:tab/>b<text:tab/>641<text:tab/>e<text:tab/>642<text:tab/>b</text:p>
      <text:p text:style-name="P6">Dit kruist de sporen 522-523 en 641-642 met elkaar.</text:p>
      <text:p text:style-name="Heading_20_3"><text:soft-page-break/>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6">FarSp1<text:tab/><text:span text:style-name="T4">Naam</text:span>. Hoe heet dit meetpunt?</text:p>
      <text:p text:style-name="P6">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pan text:style-name="T6">fhU 1<text:tab/></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oft-page-break/><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34256847" text:style-name="L2">
        <text:list-item>
          <text:p text:style-name="P19"><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Beperkingen</text:p>
      <text:p text:style-name="Text_20_body">Soms is de afstand tussen twee seinen zo klein, dat met de normale volgorde van groen – geel – rood niet op tijd kan worden afgeremd. Dan is bijvoorbeeld een volgorde zoals groen – geel 6 – geel – rood gewenst. Dat kan als volgt worden gerealiseerd:</text:p>
      <text:p text:style-name="Text_20_body">b<text:tab/>P1972<text:tab/>60<text:tab/>P1970<text:tab/>0</text:p>
      <text:p text:style-name="Text_20_body">Betekenis:</text:p>
      <text:p text:style-name="Text_20_body">b<text:tab/><text:span text:style-name="T4">Beperking</text:span></text:p>
      <text:p text:style-name="Text_20_body"><text:span text:style-name="T5">P1972<text:tab/></text:span><text:span text:style-name="T4">Sein</text:span><text:span text:style-name="T5"> waarvan het seinbeeld beperkt moet worden.</text:span></text:p>
      <text:p text:style-name="Text_20_body"><text:span text:style-name="T5">60<text:tab/></text:span><text:span text:style-name="T4">Snelheidsbeperking</text:span></text:p>
      <text:p text:style-name="P2">P1970<text:tab/><text:span text:style-name="T4">Doelsein</text:span></text:p>
      <text:p text:style-name="P2">0<text:tab/><text:span text:style-name="T4">Max. doelsnelheid</text:span>. Heeft het doelsein een beter seinbeeld dan dit, dan is de beperking niet van toepassing.</text:p>
      <text:p text:style-name="P2">In dit geval zal dus, indien sein P1970 op rood staat, sein P1972 slechts het voorbijrijden met 60 km/u toestaan en het sein weer daarvoor (bijv. P1974) het seinbeeld geel+6 weergeven.</text:p>
      <text:p text:style-name="Heading_20_3">Verschijn- en verdwijnpunten aangeven</text:p>
      <text:p text:style-name="P4">vs<text:tab/>Farzonur-1<text:tab/>j<text:tab/>435<text:tab/>234<text:tab/>v<text:tab/>r<text:tab/>100<text:tab/>ZlGnUp<text:tab/>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100<text:tab/></text:span><text:span text:style-name="T2">Snelheid</text:span><text:span text:style-name="T3">. Een (r)ijdende trein heeft natuurlijk een snelheid.</text:span></text:p>
      <text:p text:style-name="Text_20_body"><text:soft-page-break/><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5"><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5" draw:name="Afbeeldingen29" text:anchor-type="as-char" svg:width="7.562cm" svg:height="5.637cm" draw:z-index="16"><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Text_20_body"><text:soft-page-break/>Ten slotte moeten de overwegen worden opgegeven. Daarbij gaat het alleen om overwegen binnen een emplacement, niet die op de vrije baan. Na het toevoegen van de overwegen moeten de volgende gegevens voor iedere overweg worden toegevoegd:</text:p>
      <text:list xml:id="list34259460" text:style-name="L3">
        <text:list-item>
          <text:p text:style-name="P20">Spoorsecties die de overweg kruisen</text:p>
        </text:list-item>
        <text:list-item>
          <text:p text:style-name="P20">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7"><draw:image xlink:href="Pictures/2000000700003A8C00000FACB681811A.svm" xlink:type="simple" xlink:show="embed" xlink:actuate="onLoad"/></draw:frame></text:p>
      <text:p text:style-name="P17">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2">Op het tabblad Wissels kunnen ook eis- en verzoekwissels worden gecreëerd.</text:p>
      <text:p text:style-name="P12">Eiswissels zijn een iets minder strenge variant op de wisselgroep, aangezien de afhankelijkheid maar één kant op werkt. En verzoekwissels zijn nog minder streng, zoals de naam al aangeeft.</text:p>
      <text:p text:style-name="P12">Met het logische complement wordt automatisch rekening gehouden, dat hoeft dus niet handmatig opgegeven te worden. Een regel “wissel A rechtdoor <text:span text:style-name="T17">→</text:span> wissel B rechtdoor” impliceert dus het volgende:</text:p>
      <text:list xml:id="list34247954" text:style-name="L4">
        <text:list-item>
          <text:p text:style-name="P21">wissel A rechtdoor <text:span text:style-name="T17">→</text:span> wissel B <text:s/>rechtdoor</text:p>
        </text:list-item>
        <text:list-item>
          <text:p text:style-name="P21">wissel A afbuigend <text:span text:style-name="T17">→</text:span> stand van wissel B maakt niet uit</text:p>
        </text:list-item>
        <text:list-item>
          <text:p text:style-name="P21">wissel B rechtdoor <text:span text:style-name="T17">→</text:span> stand van wissel A maakt niet uit</text:p>
        </text:list-item>
        <text:list-item>
          <text:p text:style-name="P21">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P12">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P2"/>
      <text:p text:style-name="Text_20_body"><text:soft-page-break/>Op een overzichtsweergave is te zien:</text:p>
      <text:list xml:id="list34249402" text:style-name="L5">
        <text:list-item>
          <text:p text:style-name="P22">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34263627" text:style-name="L6">
        <text:list-item>
          <text:p text:style-name="P23">Seinen, seinnummers en wisselnummers</text:p>
        </text:list-item>
        <text:list-item>
          <text:p text:style-name="P23">Treindetectie-secties</text:p>
        </text:list-item>
        <text:list-item>
          <text:p text:style-name="P23">Wisselstanden van alle wissels</text:p>
        </text:list-item>
      </text:list>
      <text:p text:style-name="Text_20_body">Zo ziet het beeld eruit als een scherm is aangemaakt:</text:p>
      <text:p text:style-name="Plaatje"><draw:frame draw:style-name="fr1"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1"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5"><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5" draw:name="Afbeeldingen13" text:anchor-type="as-char" svg:width="7.101cm" svg:height="4.392cm" draw:z-index="6"><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text:soft-page-break/><draw:frame draw:style-name="fr1" draw:name="Afbeeldingen6" text:anchor-type="as-char" svg:width="15.298cm" style:rel-width="90%" svg:height="7.999cm" style:rel-height="scale" draw:z-index="7"><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34259756" text:style-name="L7">
        <text:list-item>
          <text:p text:style-name="P24">Van:<text:tab/><text:tab/>Welk spoornummer moet als van-spoor worden aangeklikt?</text:p>
        </text:list-item>
        <text:list-item>
          <text:p text:style-name="P24">Naar:<text:tab/><text:tab/>Welk spoornummer moet als naar-spoor worden aangeklikt?</text:p>
        </text:list-item>
        <text:list-item>
          <text:p text:style-name="P24">Trigger:<text:tab/>Als het treinnr. bij dit detectiepunt is, wordt ARI actief. (optioneel)</text:p>
        </text:list-item>
        <text:list-item>
          <text:p text:style-name="P24">TNV-van:<text:tab/>Verplaats het treinnummer van dit detectiepunt...</text:p>
        </text:list-item>
        <text:list-item>
          <text:p text:style-name="P24">TNV-naar:<text:tab/>... naar dit detectiepunt.</text:p>
        </text:list-item>
        <text:list-item>
          <text:p text:style-name="P25">Naar-sein:<text:tab/>Welk sein moet dekking bieden voor een vooruitrijdende trein?</text:p>
        </text:list-item>
        <text:list-item>
          <text:p text:style-name="P25">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1" draw:name="Afbeeldingen7" text:anchor-type="as-char" svg:width="15.298cm" style:rel-width="90%" svg:height="7.999cm" style:rel-height="scale" draw:z-index="8"><draw:image xlink:href="Pictures/2000000700006A4A000036A1D929B3AC.svm"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1" draw:name="Afbeeldingen10" text:anchor-type="as-char" svg:width="15.298cm" style:rel-width="90%" svg:height="7.999cm" style:rel-height="scale" draw:z-index="9"><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1" draw:name="Afbeeldingen11" text:anchor-type="as-char" svg:width="15.298cm" style:rel-width="90%" svg:height="7.966cm" style:rel-height="31%" draw:z-index="10"><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1" draw:name="Afbeeldingen12" text:anchor-type="as-char" svg:width="12.099cm" svg:height="4.173cm" draw:z-index="11"><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Scenario's</text:h>
      <text:p text:style-name="Text_20_body">Scenario's zijn niet bijzonder gecompliceerd. Je begint met een tekstbestand met de extensie “.ssc”. Op de eerste twee regels komen de naam respectievelijk de versie van de simulatie, net als bij het .sss-bestand van de fysieke infrastructuur. Daarna zijn de volgende commando's mogelijk:</text:p>
      <text:p text:style-name="Text_20_body"/>
      <text:p text:style-name="Text_20_body">vsv<text:tab/>NG<text:tab/>KG</text:p>
      <text:p text:style-name="Text_20_body">vsv<text:tab/><text:span text:style-name="T4">Verschijn op verkeerd spoor</text:span></text:p>
      <text:p text:style-name="Text_20_body"><text:span text:style-name="T5">NG<text:tab/>Verschijnpunt waar de betreffende treinen normaal gesproken verschijnen</text:span></text:p>
      <text:p text:style-name="Text_20_body"><text:span text:style-name="T5">KG<text:tab/>Verschijnpunt waar deze treinen nu moeten verschijnen</text:span></text:p>
      <text:p text:style-name="Text_20_body"><text:span text:style-name="T5"/></text:p>
      <text:p text:style-name="Text_20_body"><text:span text:style-name="T5">k<text:tab/>502</text:span></text:p>
      <text:p text:style-name="Text_20_body"><text:span text:style-name="T5">k<text:tab/></text:span><text:span text:style-name="T4">Kortsluitlans</text:span></text:p>
      <text:p text:style-name="Text_20_body"><text:span text:style-name="T5">502<text:tab/>De spoorsectie (meetpunt) waar de kortsluitlans is geplaatst</text:span></text:p>
      <text:p text:style-name="Text_20_body"><text:span text:style-name="T5">De betreffende sectie zal permanent bezet lijken en de bijbehorende rails worden van de rest van de simulatie losgekoppeld zodat een trein niet de betreffende sectie in kan rijden.</text:span></text:p>
      <text:p text:style-name="Text_20_body"><text:span text:style-name="T5"/></text:p>
      <text:p text:style-name="Text_20_body"><text:span text:style-name="T5">w<text:tab/>1157<text:tab/>r</text:span></text:p>
      <text:p text:style-name="Text_20_body"><text:span text:style-name="T5">w<text:tab/></text:span><text:span text:style-name="T4">Wisselstand</text:span></text:p>
      <text:p text:style-name="Text_20_body"><text:span text:style-name="T5">1157<text:tab/>Wisselnummer</text:span></text:p>
      <text:p text:style-name="Text_20_body"><text:span text:style-name="T5">r<text:tab/>Wisselstand, r is recht, a is aftakkend.</text:span></text:p>
      <text:p text:style-name="Text_20_body"><text:span text:style-name="T5">Het wissel wordt (samen met de bijbehorende gekoppelde wissels) bij de start van de simulatie in de betreffende stand gezet.</text:span></text:p>
      <text:p text:style-name="Text_20_body"><text:span text:style-name="T5"/></text:p>
      <text:p text:style-name="Text_20_body"><text:span text:style-name="T5">c<text:tab/>vhb 1157</text:span></text:p>
      <text:p text:style-name="Text_20_body"><text:span text:style-name="T5">c<text:tab/></text:span><text:span text:style-name="T4">Commando</text:span></text:p>
      <text:p text:style-name="Text_20_body"><text:span text:style-name="T5">Het betreffende commando wordt bij de start van de simulatie uitgevoerd.</text:span></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34248273" text:style-name="L8">
        <text:list-item>
          <text:p text:style-name="P26">Fysieke infrastructuur: sporen, wissels, seinen, treindetectie</text:p>
        </text:list-item>
        <text:list-item>
          <text:p text:style-name="P26">Treinen</text:p>
        </text:list-item>
        <text:list-item>
          <text:p text:style-name="P26">Rijrichtingsvelden</text:p>
        </text:list-item>
        <text:list-item>
          <text:p text:style-name="P26">Automatische blokseinen, inclusief meeverplaatsen van treinnummers</text:p>
        </text:list-item>
      </text:list>
      <text:p text:style-name="Text_20_body">De clients zorgen voor:</text:p>
      <text:list xml:id="list34252380" text:style-name="L9">
        <text:list-item>
          <text:p text:style-name="P27">Rijwegen</text:p>
        </text:list-item>
        <text:list-item>
          <text:p text:style-name="P27">Flankbeveiliging </text:p>
        </text:list-item>
        <text:list-item>
          <text:p text:style-name="P27">Approach locking</text:p>
        </text:list-item>
        <text:list-item>
          <text:p text:style-name="P27">Bediende seinen op 'stop' zetten als een trein het sein passeert</text:p>
        </text:list-item>
        <text:list-item>
          <text:p text:style-name="P27">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34253268" text:style-name="L10">
        <text:list-item>
          <text:p text:style-name="P28">zich aanmelden</text:p>
        </text:list-item>
        <text:list-item>
          <text:p text:style-name="P28">seinen en wissels claimen</text:p>
        </text:list-item>
        <text:list-item>
          <text:p text:style-name="P28">verbinding met meetpunten leggen.</text:p>
        </text:list-item>
      </text:list>
      <text:p text:style-name="Text_20_body">Zij alle bediende seinen, en alle wissels vergeven, dan gaat de tijd lopen en gaat de tweede fase in. In deze fase stuurt de client berichten:</text:p>
      <text:list xml:id="list34264284" text:style-name="L11">
        <text:list-item>
          <text:p text:style-name="P29">wanneer een wissel omgezet moet worden</text:p>
        </text:list-item>
        <text:list-item>
          <text:p text:style-name="P29">de stand van een sein aangepast moet worden</text:p>
        </text:list-item>
        <text:list-item>
          <text:p text:style-name="P29"><text:soft-page-break/>een bericht aan een trein gestuurd moet worden</text:p>
        </text:list-item>
        <text:list-item>
          <text:p text:style-name="P29">een bericht aan een medespeler gestuurd moet worden</text:p>
        </text:list-item>
        <text:list-item>
          <text:p text:style-name="P29">treinnummers wijzigen.</text:p>
        </text:list-item>
      </text:list>
      <text:p text:style-name="Text_20_body">De server bericht de client:</text:p>
      <text:list xml:id="list34243308" text:style-name="L12">
        <text:list-item>
          <text:p text:style-name="P30">wanneer een spoor bezet wordt of vrij komt</text:p>
        </text:list-item>
        <text:list-item>
          <text:p text:style-name="P30">wanneer een wissel zijn nieuwe stand heeft aangenomen</text:p>
        </text:list-item>
        <text:list-item>
          <text:p text:style-name="P30">wanneer een wissel vanwege bezet spoor niet van stand veranderd kon worden</text:p>
        </text:list-item>
        <text:list-item>
          <text:p text:style-name="P30">wanneer een sein wegens een passerende trein teruggevallen is naar de stand 'stop'</text:p>
        </text:list-item>
        <text:list-item>
          <text:p text:style-name="P30">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Heading_20_3">Communicatie</text:p>
      <text:p text:style-name="Text_20_body">Treinstatus opvragen:</text:p>
      <text:p text:style-name="P11">tsr:&lt;treinnummer&gt;</text:p>
      <text:p text:style-name="Text_20_body"><text:soft-page-break/>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text:span><text:tab/><text:tab/><text:tab/><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r<text:tab/>trein staat voor een stoptonend sein</text:p>
      <text:p text:style-name="P2">sts<text:tab/>trein is een stoptonend sein voorbij gereden</text:p>
      <text:p text:style-name="P2">ok<text:tab/>bericht bevestigen aub.</text:p>
      <text:p text:style-name="P2"><text:soft-page-break/>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05T16:49:00.95</dc:date>
    <dc:language>nl-NL</dc:language>
    <meta:editing-cycles>313</meta:editing-cycles>
    <meta:editing-duration>P4DT16H4S</meta:editing-duration>
    <meta:document-statistic meta:table-count="0" meta:image-count="18" meta:object-count="0" meta:page-count="22" meta:paragraph-count="392" meta:word-count="4417" meta:character-count="28301"/>
    <meta:user-defined meta:name="Info 1"/>
    <meta:user-defined meta:name="Info 2"/>
    <meta:user-defined meta:name="Info 3"/>
    <meta:user-defined meta:name="Info 4"/>
  </office:meta>
</office:document-meta>
</file>